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0" style:family="table-cell" style:parent-style-name="Default" style:data-style-name="N40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2" style:family="table-cell" style:parent-style-name="Default" style:data-style-name="N40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5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6" style:family="table-cell" style:parent-style-name="Default" style:data-style-name="N62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9270833333333cm" style:use-optimal-column-width="true"/>
    </style:style>
    <style:style style:name="co2" style:family="table-column">
      <style:table-column-properties fo:break-before="auto" style:column-width="7.91104166666667cm" style:use-optimal-column-width="true"/>
    </style:style>
    <style:style style:name="co3" style:family="table-column">
      <style:table-column-properties fo:break-before="auto" style:column-width="5.21229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8.75770833333333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35625cm"/>
    </style:style>
    <style:style style:name="co14" style:family="table-column">
      <style:table-column-properties fo:break-before="auto" style:column-width="4.78895833333333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44375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9" style:base-cell-address="Data_Sheet.B6"/>
      <style:map style:condition="is-true-formula(msoxl:AND(NOT(ISBLANK($A6)),ISBLANK(B6)))" style:apply-style-name="cf9" style:base-cell-address="Data_Sheet.B6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9" style:base-cell-address="Data_Sheet.B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9" style:base-cell-address="Data_Sheet.C6"/>
      <style:map style:condition="is-true-formula(msoxl:AND(NOT(ISBLANK(A6)),ISBLANK(C6)))" style:apply-style-name="cf9" style:base-cell-address="Data_Sheet.C6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9" style:base-cell-address="Data_Sheet.C4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9" style:base-cell-address="Data_Sheet.B8"/>
      <style:map style:condition="is-true-formula(msoxl:AND(NOT(ISBLANK($A8)),ISBLANK(B8)))" style:apply-style-name="cf9" style:base-cell-address="Data_Sheet.B8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9" style:base-cell-address="Data_Sheet.B8"/>
      <style:map style:condition="is-true-formula(msoxl:AND(NOT(ISBLANK($A9)),ISBLANK(B9)))" style:apply-style-name="cf9" style:base-cell-address="Data_Sheet.B9"/>
      <style:map style:condition="is-true-formula(msoxl:AND(NOT(ISBLANK($A9)),ISBLANK(B9)))" style:apply-style-name="cf9" style:base-cell-address="Data_Sheet.B9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9" style:base-cell-address="Data_Sheet.B7"/>
      <style:map style:condition="is-true-formula(msoxl:AND(NOT(ISBLANK($A7)),ISBLANK(B7)))" style:apply-style-name="cf9" style:base-cell-address="Data_Sheet.B7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9" style:base-cell-address="Data_Sheet.C8"/>
      <style:map style:condition="is-true-formula(msoxl:AND(NOT(ISBLANK(A8)),ISBLANK(C8)))" style:apply-style-name="cf9" style:base-cell-address="Data_Sheet.C8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9" style:base-cell-address="Data_Sheet.C7"/>
      <style:map style:condition="is-true-formula(msoxl:AND(NOT(ISBLANK(A7)),ISBLANK(C7)))" style:apply-style-name="cf9" style:base-cell-address="Data_Sheet.C7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F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D4)),ISBLANK(E4)))" style:apply-style-name="cf9" style:base-cell-address="Data_Sheet.E4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9" style:base-cell-address="Data_Sheet.D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F4)),ISBLANK(G4)))" style:apply-style-name="cf9" style:base-cell-address="Data_Sheet.G4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H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J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H4)),ISBLANK(I4)))" style:apply-style-name="cf9" style:base-cell-address="Data_Sheet.I4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9" style:base-cell-address="Data_Sheet.J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J4)),ISBLANK(K4)))" style:apply-style-name="cf9" style:base-cell-address="Data_Sheet.K4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L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N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9" style:base-cell-address="Data_Sheet.L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L4)),ISBLANK(M4)))" style:apply-style-name="cf9" style:base-cell-address="Data_Sheet.M4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M4)))" style:apply-style-name="cf9" style:base-cell-address="Data_Sheet.M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P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N4)),ISBLANK(O4)))" style:apply-style-name="cf9" style:base-cell-address="Data_Sheet.O4"/>
    </style:style>
    <style:style style:name="ce9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</style:style>
    <style:style style:name="ce10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R5)),ISBLANK(Q5)))" style:apply-style-name="cf9" style:base-cell-address="Data_Sheet.Q5"/>
      <style:map style:condition="is-true-formula(msoxl:AND(NOT(ISBLANK(R5)),ISBLANK(Q5)))" style:apply-style-name="cf9" style:base-cell-address="Data_Sheet.Q5"/>
      <style:map style:condition="is-true-formula(msoxl:AND(NOT(ISBLANK(R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</style:style>
    <style:style style:name="ce10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R4)),ISBLANK(Q4)))" style:apply-style-name="cf9" style:base-cell-address="Data_Sheet.Q4"/>
      <style:map style:condition="is-true-formula(msoxl:AND(NOT(ISBLANK(R4)),ISBLANK(Q4)))" style:apply-style-name="cf9" style:base-cell-address="Data_Sheet.Q4"/>
      <style:map style:condition="is-true-formula(msoxl:AND(NOT(ISBLANK(R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P8)),ISBLANK(Q8)))" style:apply-style-name="cf9" style:base-cell-address="Data_Sheet.Q8"/>
      <style:map style:condition="is-true-formula(msoxl:AND(NOT(ISBLANK(P8)),ISBLANK(Q8)))" style:apply-style-name="cf9" style:base-cell-address="Data_Sheet.Q8"/>
      <style:map style:condition="is-true-formula(msoxl:AND(NOT(ISBLANK(P8)),ISBLANK(Q8)))" style:apply-style-name="cf9" style:base-cell-address="Data_Sheet.Q8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9)),ISBLANK(P9)))" style:apply-style-name="cf9" style:base-cell-address="Data_Sheet.P9"/>
      <style:map style:condition="is-true-formula(msoxl:AND(NOT(ISBLANK(Q9)),ISBLANK(P9)))" style:apply-style-name="cf9" style:base-cell-address="Data_Sheet.P9"/>
      <style:map style:condition="is-true-formula(msoxl:AND(NOT(ISBLANK(Q9)),ISBLANK(P9)))" style:apply-style-name="cf9" style:base-cell-address="Data_Sheet.P9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</style:style>
    <style:style style:name="ce11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</style:style>
    <style:style style:name="ce11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</style:style>
    <style:style style:name="ce11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P7)),ISBLANK(Q7)))" style:apply-style-name="cf9" style:base-cell-address="Data_Sheet.Q7"/>
      <style:map style:condition="is-true-formula(msoxl:AND(NOT(ISBLANK(P7)),ISBLANK(Q7)))" style:apply-style-name="cf9" style:base-cell-address="Data_Sheet.Q7"/>
      <style:map style:condition="is-true-formula(msoxl:AND(NOT(ISBLANK(P7)),ISBLANK(Q7)))" style:apply-style-name="cf9" style:base-cell-address="Data_Sheet.Q7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9" style:base-cell-address="Data_Sheet.R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</style:style>
    <style:style style:name="ce1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</style:style>
    <style:style style:name="ce1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</style:style>
    <style:style style:name="ce1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</style:style>
    <style:style style:name="ce1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</style:style>
    <style:style style:name="ce15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AA5)),ISBLANK(Z5)))" style:apply-style-name="cf9" style:base-cell-address="Data_Sheet.Z5"/>
    </style:style>
    <style:style style:name="ce15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C5)),ISBLANK(AB5)))" style:apply-style-name="cf9" style:base-cell-address="Data_Sheet.AB5"/>
    </style:style>
    <style:style style:name="ce15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</style:style>
    <style:style style:name="ce154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</style:style>
    <style:style style:name="ce15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</style:style>
    <style:style style:name="ce15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9" style:base-cell-address="Data_Sheet.AC6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</style:style>
    <style:style style:name="ce15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</style:style>
    <style:style style:name="ce15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</style:style>
    <style:style style:name="ce15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C4)),ISBLANK(AB4)))" style:apply-style-name="cf9" style:base-cell-address="Data_Sheet.AB4"/>
      <style:map style:condition="is-true-formula(msoxl:AND(NOT(ISBLANK(AC4)),ISBLANK(AB4)))" style:apply-style-name="cf9" style:base-cell-address="Data_Sheet.AB4"/>
    </style:style>
    <style:style style:name="ce16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AA4)),ISBLANK(Z4)))" style:apply-style-name="cf9" style:base-cell-address="Data_Sheet.Z4"/>
      <style:map style:condition="is-true-formula(msoxl:AND(NOT(ISBLANK(AA4)),ISBLANK(Z4)))" style:apply-style-name="cf9" style:base-cell-address="Data_Sheet.Z4"/>
    </style:style>
    <style:style style:name="ce16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9" style:base-cell-address="Data_Sheet.AC4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</style:style>
    <style:style style:name="ce1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</style:style>
    <style:style style:name="ce1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</style:style>
    <style:style style:name="ce164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</style:style>
    <style:style style:name="ce1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</style:style>
    <style:style style:name="ce1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</style:style>
    <style:style style:name="ce1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</style:style>
    <style:style style:name="ce1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</style:style>
    <style:style style:name="ce1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</style:style>
    <style:style style:name="ce1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</style:style>
    <style:style style:name="ce17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</style:style>
    <style:style style:name="ce172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</style:style>
    <style:style style:name="ce17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</style:style>
    <style:style style:name="ce174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</style:style>
    <style:style style:name="ce17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7">
            <text:p>Organisation name</text:p>
          </table:table-cell>
          <table:table-cell office:value-type="string" table:number-columns-spanned="1" table:number-rows-spanned="3" table:content-validation-name="val2" table:style-name="ce17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7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7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7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7">
            <text:p>Admin officers/admin assistants</text:p>
          </table:table-cell>
          <table:covered-table-cell/>
          <table:table-cell office:value-type="string" table:number-columns-spanned="2" table:number-rows-spanned="1" table:style-name="ce17">
            <text:p>Executive Officers</text:p>
          </table:table-cell>
          <table:covered-table-cell/>
          <table:table-cell office:value-type="string" table:number-columns-spanned="2" table:number-rows-spanned="1" table:style-name="ce17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7">
            <text:p>Grade 6/7</text:p>
          </table:table-cell>
          <table:covered-table-cell/>
          <table:table-cell office:value-type="string" table:number-columns-spanned="2" table:number-rows-spanned="1" table:style-name="ce17">
            <text:p>Senior Civil Service</text:p>
          </table:table-cell>
          <table:covered-table-cell/>
          <table:table-cell office:value-type="string" table:number-columns-spanned="2" table:number-rows-spanned="1" table:style-name="ce17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8">
            <text:p>Interim managers</text:p>
          </table:table-cell>
          <table:covered-table-cell/>
          <table:table-cell office:value-type="string" table:number-columns-spanned="2" table:number-rows-spanned="1" table:style-name="ce18">
            <text:p>Specialist Contractors</text:p>
          </table:table-cell>
          <table:covered-table-cell/>
          <table:table-cell office:value-type="string" table:number-columns-spanned="2" table:number-rows-spanned="1" table:style-name="ce18">
            <text:p>Consultants/consultancy</text:p>
          </table:table-cell>
          <table:covered-table-cell/>
          <table:table-cell office:value-type="string" table:number-columns-spanned="2" table:number-rows-spanned="1" table:style-name="ce1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7">
            <text:p>Salary</text:p>
          </table:table-cell>
          <table:table-cell office:value-type="string" table:number-columns-spanned="1" table:number-rows-spanned="2" table:style-name="ce17">
            <text:p>Allowances</text:p>
          </table:table-cell>
          <table:table-cell office:value-type="string" table:number-columns-spanned="1" table:number-rows-spanned="2" table:style-name="ce19">
            <text:p>Non-consolidated performance payments</text:p>
          </table:table-cell>
          <table:table-cell office:value-type="string" table:number-columns-spanned="1" table:number-rows-spanned="2" table:style-name="ce17">
            <text:p>Overtime</text:p>
          </table:table-cell>
          <table:table-cell office:value-type="string" table:number-columns-spanned="1" table:number-rows-spanned="2" table:style-name="ce17">
            <text:p>Employer pension contributions</text:p>
          </table:table-cell>
          <table:table-cell office:value-type="string" table:number-columns-spanned="1" table:number-rows-spanned="2" table:style-name="ce17">
            <text:p>Employer national insurance contributions</text:p>
          </table:table-cell>
          <table:table-cell office:value-type="string" table:number-columns-spanned="1" table:number-rows-spanned="2" table:style-name="ce17">
            <text:p>Total paybill for payroll staff</text:p>
          </table:table-cell>
          <table:table-cell office:value-type="string" table:number-columns-spanned="1" table:number-rows-spanned="2" table:style-name="ce17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7">
            <text:p>Total cost of consultants/</text:p>
            <text:p>consultancy</text:p>
          </table:table-cell>
          <table:table-cell office:value-type="string" table:number-columns-spanned="1" table:number-rows-spanned="2" table:style-name="ce17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22">
            <text:p>Ministerial Department</text:p>
          </table:table-cell>
          <table:table-cell office:value-type="string" table:style-name="ce25">
            <text:p>Home Office</text:p>
          </table:table-cell>
          <table:table-cell office:value-type="float" office:value="7868" table:style-name="ce32">
            <text:p>7868</text:p>
          </table:table-cell>
          <table:table-cell office:value-type="float" office:value="6996.35" table:style-name="ce35">
            <text:p>6996.35</text:p>
          </table:table-cell>
          <table:table-cell office:value-type="float" office:value="12002" table:style-name="ce54">
            <text:p>12002</text:p>
          </table:table-cell>
          <table:table-cell office:value-type="float" office:value="11086.15" table:style-name="ce55">
            <text:p>11086.15</text:p>
          </table:table-cell>
          <table:table-cell office:value-type="float" office:value="6539" table:style-name="ce57">
            <text:p>6539</text:p>
          </table:table-cell>
          <table:table-cell office:value-type="float" office:value="6294.93" table:style-name="ce70">
            <text:p>6294.93</text:p>
          </table:table-cell>
          <table:table-cell office:value-type="float" office:value="2218" table:style-name="ce72">
            <text:p>2218</text:p>
          </table:table-cell>
          <table:table-cell office:value-type="float" office:value="2168.96" table:style-name="ce73">
            <text:p>2168.96</text:p>
          </table:table-cell>
          <table:table-cell office:value-type="float" office:value="229" table:style-name="ce87">
            <text:p>229</text:p>
          </table:table-cell>
          <table:table-cell office:value-type="float" office:value="227.36" table:style-name="ce90">
            <text:p>227.36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8">
            <text:p>0</text:p>
          </table:table-cell>
          <table:table-cell office:value-type="float" office:value="28856" table:content-validation-name="val2" table:style-name="ce99">
            <text:p>28,856</text:p>
          </table:table-cell>
          <table:table-cell office:value-type="float" office:value="26773.75" table:content-validation-name="val2" table:style-name="ce101">
            <text:p>26,774</text:p>
          </table:table-cell>
          <table:table-cell office:value-type="float" office:value="1644" table:style-name="ce103">
            <text:p>1644</text:p>
          </table:table-cell>
          <table:table-cell office:value-type="float" office:value="1508.13" table:style-name="ce130">
            <text:p>1508.13</text:p>
          </table:table-cell>
          <table:table-cell office:value-type="float" office:value="0" table:style-name="ce131">
            <text:p>0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8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1644" table:style-name="ce160">
            <text:p>1,644</text:p>
          </table:table-cell>
          <table:table-cell office:value-type="float" office:value="1508.13" table:style-name="ce164">
            <text:p>1,508.13</text:p>
          </table:table-cell>
          <table:table-cell office:value-type="float" office:value="30500" table:content-validation-name="val2" table:style-name="ce159">
            <text:p>30,500</text:p>
          </table:table-cell>
          <table:table-cell office:value-type="float" office:value="28281.88" table:content-validation-name="val2" table:style-name="ce158">
            <text:p>28,282</text:p>
          </table:table-cell>
          <table:table-cell office:value-type="currency" office:value="67728525" table:content-validation-name="val1" table:style-name="ce10">
            <text:p>£67,728,525.00</text:p>
          </table:table-cell>
          <table:table-cell office:value-type="currency" office:value="6887911" table:content-validation-name="val1" table:style-name="ce10">
            <text:p>£6,887,911.00</text:p>
          </table:table-cell>
          <table:table-cell office:value-type="currency" office:value="251897" table:content-validation-name="val1" table:style-name="ce16">
            <text:p>£251,897.00</text:p>
          </table:table-cell>
          <table:table-cell office:value-type="currency" office:value="1069203" table:content-validation-name="val1" table:style-name="ce10">
            <text:p>£1,069,203.00</text:p>
          </table:table-cell>
          <table:table-cell office:value-type="currency" office:value="14948275" table:content-validation-name="val1" table:style-name="ce10">
            <text:p>£14,948,275.00</text:p>
          </table:table-cell>
          <table:table-cell office:value-type="currency" office:value="8140230" table:content-validation-name="val1" table:style-name="ce10">
            <text:p>£8,140,230.00</text:p>
          </table:table-cell>
          <table:table-cell office:value-type="currency" office:value="99026041" table:style-name="ce11">
            <text:p>£99,026,041.00</text:p>
          </table:table-cell>
          <table:table-cell office:value-type="currency" office:value="7013003" table:content-validation-name="val1" table:style-name="ce12">
            <text:p>£7,013,003.00</text:p>
          </table:table-cell>
          <table:table-cell office:value-type="currency" office:value="476046" table:content-validation-name="val1" table:style-name="ce12">
            <text:p>£476,046.00</text:p>
          </table:table-cell>
          <table:table-cell office:value-type="currency" office:value="7489049" table:style-name="ce11">
            <text:p>£7,489,049.00</text:p>
          </table:table-cell>
          <table:table-cell office:value-type="currency" office:value="106515090" table:style-name="ce13">
            <text:p>£106,515,090.00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21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352" table:style-name="ce33">
            <text:p>352</text:p>
          </table:table-cell>
          <table:table-cell office:value-type="float" office:value="292.83999999999986" table:style-name="ce34">
            <text:p>292.84</text:p>
          </table:table-cell>
          <table:table-cell office:value-type="float" office:value="239" table:style-name="ce53">
            <text:p>239</text:p>
          </table:table-cell>
          <table:table-cell office:value-type="float" office:value="221.09599999999998" table:style-name="ce56">
            <text:p>221.096</text:p>
          </table:table-cell>
          <table:table-cell office:value-type="float" office:value="309" table:style-name="ce58">
            <text:p>309</text:p>
          </table:table-cell>
          <table:table-cell office:value-type="float" office:value="294.13" table:style-name="ce69">
            <text:p>294.13</text:p>
          </table:table-cell>
          <table:table-cell office:value-type="float" office:value="43" table:style-name="ce71">
            <text:p>43</text:p>
          </table:table-cell>
          <table:table-cell office:value-type="float" office:value="42.61" table:style-name="ce74">
            <text:p>42.61</text:p>
          </table:table-cell>
          <table:table-cell office:value-type="float" office:value="8" table:style-name="ce88">
            <text:p>8</text:p>
          </table:table-cell>
          <table:table-cell office:value-type="float" office:value="8" table:style-name="ce89">
            <text:p>8</text:p>
          </table:table-cell>
          <table:table-cell office:value-type="float" office:value="7" table:style-name="ce92">
            <text:p>7</text:p>
          </table:table-cell>
          <table:table-cell office:value-type="float" office:value="0.87" table:style-name="ce96">
            <text:p>0.87</text:p>
          </table:table-cell>
          <table:table-cell office:value-type="float" office:value="958" table:content-validation-name="val2" table:style-name="ce112">
            <text:p>958</text:p>
          </table:table-cell>
          <table:table-cell office:value-type="float" office:value="859.54599999999982" table:content-validation-name="val2" table:style-name="ce100">
            <text:p>860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34">
            <text:p>0</text:p>
          </table:table-cell>
          <table:table-cell office:value-type="float" office:value="3" table:style-name="ce165">
            <text:p>3</text:p>
          </table:table-cell>
          <table:table-cell office:value-type="float" office:value="3" table:style-name="ce167">
            <text:p>3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63">
            <text:p>0</text:p>
          </table:table-cell>
          <table:table-cell office:value-type="float" office:value="3" table:style-name="ce151">
            <text:p>3</text:p>
          </table:table-cell>
          <table:table-cell office:value-type="float" office:value="3" table:style-name="ce153">
            <text:p>3</text:p>
          </table:table-cell>
          <table:table-cell office:value-type="float" office:value="961" table:content-validation-name="val2" table:style-name="ce152">
            <text:p>961</text:p>
          </table:table-cell>
          <table:table-cell office:value-type="float" office:value="862.54599999999982" table:content-validation-name="val2" table:style-name="ce161">
            <text:p>863</text:p>
          </table:table-cell>
          <table:table-cell office:value-type="currency" office:value="1913716.749999993" table:content-validation-name="val1" table:style-name="ce10">
            <text:p>£1,913,716.75</text:p>
          </table:table-cell>
          <table:table-cell office:value-type="currency" office:value="16609.670000000009" table:content-validation-name="val1" table:style-name="ce10">
            <text:p>£16,609.67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56646.19999999999" table:content-validation-name="val1" table:style-name="ce10">
            <text:p>£56,646.20</text:p>
          </table:table-cell>
          <table:table-cell office:value-type="currency" office:value="396249.42000000092" table:content-validation-name="val1" table:style-name="ce10">
            <text:p>£396,249.42</text:p>
          </table:table-cell>
          <table:table-cell office:value-type="currency" office:value="183021.25999999972" table:content-validation-name="val1" table:style-name="ce10">
            <text:p>£183,021.26</text:p>
          </table:table-cell>
          <table:table-cell office:value-type="currency" office:value="2566243.2999999938" table:style-name="ce11">
            <text:p>£2,566,243.30</text:p>
          </table:table-cell>
          <table:table-cell office:value-type="currency" office:value="49983" table:content-validation-name="val1" table:style-name="ce12">
            <text:p>£49,983.00</text:p>
          </table:table-cell>
          <table:table-cell office:value-type="currency" office:value="14735" table:content-validation-name="val1" table:style-name="ce12">
            <text:p>£14,735.00</text:p>
          </table:table-cell>
          <table:table-cell office:value-type="currency" office:value="64718" table:style-name="ce11">
            <text:p>£64,718.00</text:p>
          </table:table-cell>
          <table:table-cell office:value-type="currency" office:value="2630961.2999999938" table:style-name="ce13">
            <text:p>£2,630,961.30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219" table:style-name="ce31">
            <text:p>219</text:p>
          </table:table-cell>
          <table:table-cell office:value-type="float" office:value="214.2" table:style-name="ce36">
            <text:p>214.2</text:p>
          </table:table-cell>
          <table:table-cell office:value-type="float" office:value="475" table:style-name="ce43">
            <text:p>475</text:p>
          </table:table-cell>
          <table:table-cell office:value-type="float" office:value="463.4" table:style-name="ce51">
            <text:p>463.4</text:p>
          </table:table-cell>
          <table:table-cell office:value-type="float" office:value="241" table:style-name="ce59">
            <text:p>241</text:p>
          </table:table-cell>
          <table:table-cell office:value-type="float" office:value="235.8" table:style-name="ce60">
            <text:p>235.8</text:p>
          </table:table-cell>
          <table:table-cell office:value-type="float" office:value="45" table:style-name="ce63">
            <text:p>45</text:p>
          </table:table-cell>
          <table:table-cell office:value-type="float" office:value="45" table:style-name="ce82">
            <text:p>45</text:p>
          </table:table-cell>
          <table:table-cell office:value-type="float" office:value="6" table:style-name="ce84">
            <text:p>6</text:p>
          </table:table-cell>
          <table:table-cell office:value-type="float" office:value="6" table:style-name="ce85">
            <text:p>6</text:p>
          </table:table-cell>
          <table:table-cell office:value-type="float" office:value="0" table:style-name="ce93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986" table:content-validation-name="val2" table:style-name="ce112">
            <text:p>986</text:p>
          </table:table-cell>
          <table:table-cell office:value-type="float" office:value="964.39999999999986" table:content-validation-name="val2" table:style-name="ce113">
            <text:p>964</text:p>
          </table:table-cell>
          <table:table-cell office:value-type="float" office:value="56" table:style-name="ce115">
            <text:p>56</text:p>
          </table:table-cell>
          <table:table-cell office:value-type="float" office:value="54.9" table:style-name="ce124">
            <text:p>54.9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1" table:style-name="ce143">
            <text:p>1</text:p>
          </table:table-cell>
          <table:table-cell office:value-type="float" office:value="1" table:style-name="ce146">
            <text:p>1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7">
            <text:p>0</text:p>
          </table:table-cell>
          <table:table-cell office:value-type="float" office:value="57" table:style-name="ce151">
            <text:p>57</text:p>
          </table:table-cell>
          <table:table-cell office:value-type="float" office:value="55.9" table:style-name="ce154">
            <text:p>55.90</text:p>
          </table:table-cell>
          <table:table-cell office:value-type="float" office:value="1043" table:content-validation-name="val2" table:style-name="ce152">
            <text:p>1,043</text:p>
          </table:table-cell>
          <table:table-cell office:value-type="float" office:value="1020.2999999999998" table:content-validation-name="val2" table:style-name="ce155">
            <text:p>1,020</text:p>
          </table:table-cell>
          <table:table-cell office:value-type="currency" office:value="2644789.29" table:content-validation-name="val1" table:style-name="ce10">
            <text:p>£2,644,789.29</text:p>
          </table:table-cell>
          <table:table-cell office:value-type="currency" office:value="124044.06999999999" table:content-validation-name="val1" table:style-name="ce10">
            <text:p>£124,044.07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26120" table:content-validation-name="val1" table:style-name="ce10">
            <text:p>£26,120.00</text:p>
          </table:table-cell>
          <table:table-cell office:value-type="currency" office:value="546324.06000000006" table:content-validation-name="val1" table:style-name="ce10">
            <text:p>£546,324.06</text:p>
          </table:table-cell>
          <table:table-cell office:value-type="currency" office:value="292373.56" table:content-validation-name="val1" table:style-name="ce10">
            <text:p>£292,373.56</text:p>
          </table:table-cell>
          <table:table-cell office:value-type="currency" office:value="3633650.98" table:style-name="ce11">
            <text:p>£3,633,650.98</text:p>
          </table:table-cell>
          <table:table-cell office:value-type="currency" office:value="160012" table:content-validation-name="val1" table:style-name="ce12">
            <text:p>£160,012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60012" table:style-name="ce11">
            <text:p>£160,012.00</text:p>
          </table:table-cell>
          <table:table-cell office:value-type="currency" office:value="3793662.98" table:style-name="ce13">
            <text:p>£3,793,662.98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8">
            <text:p>Executive Non-Departmental Public Body</text:p>
          </table:table-cell>
          <table:table-cell office:value-type="string" table:style-name="ce30">
            <text:p>Home Office</text:p>
          </table:table-cell>
          <table:table-cell office:value-type="float" office:value="9" table:style-name="ce37">
            <text:p>9</text:p>
          </table:table-cell>
          <table:table-cell office:value-type="float" office:value="7.17" table:style-name="ce40">
            <text:p>7.17</text:p>
          </table:table-cell>
          <table:table-cell office:value-type="float" office:value="7" table:style-name="ce45">
            <text:p>7</text:p>
          </table:table-cell>
          <table:table-cell office:value-type="float" office:value="6.5" table:style-name="ce49">
            <text:p>6.5</text:p>
          </table:table-cell>
          <table:table-cell office:value-type="float" office:value="40" table:style-name="ce52">
            <text:p>40</text:p>
          </table:table-cell>
          <table:table-cell office:value-type="float" office:value="39.799999999999997" table:style-name="ce61">
            <text:p>39.8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81">
            <text:p>1</text:p>
          </table:table-cell>
          <table:table-cell office:value-type="float" office:value="1" table:style-name="ce83">
            <text:p>1</text:p>
          </table:table-cell>
          <table:table-cell office:value-type="float" office:value="0.8" table:style-name="ce86">
            <text:p>0.8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7">
            <text:p>0</text:p>
          </table:table-cell>
          <table:table-cell office:value-type="float" office:value="58" table:content-validation-name="val2" table:style-name="ce112">
            <text:p>58</text:p>
          </table:table-cell>
          <table:table-cell office:value-type="float" office:value="55.269999999999996" table:content-validation-name="val2" table:style-name="ce114">
            <text:p>55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25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44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50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57">
            <text:p>0</text:p>
          </table:table-cell>
          <table:table-cell office:value-type="float" office:value="58" table:content-validation-name="val2" table:style-name="ce152">
            <text:p>58</text:p>
          </table:table-cell>
          <table:table-cell office:value-type="float" office:value="55.269999999999996" table:content-validation-name="val2" table:style-name="ce156">
            <text:p>55</text:p>
          </table:table-cell>
          <table:table-cell office:value-type="currency" office:value="155819.9" table:content-validation-name="val1" table:style-name="ce10">
            <text:p>£155,819.90</text:p>
          </table:table-cell>
          <table:table-cell office:value-type="currency" office:value="989.67" table:content-validation-name="val1" table:style-name="ce10">
            <text:p>£989.67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1961.53" table:content-validation-name="val1" table:style-name="ce10">
            <text:p>£31,961.53</text:p>
          </table:table-cell>
          <table:table-cell office:value-type="currency" office:value="16411.400000000001" table:content-validation-name="val1" table:style-name="ce10">
            <text:p>£16,411.40</text:p>
          </table:table-cell>
          <table:table-cell office:value-type="currency" office:value="205182.5" table:style-name="ce11">
            <text:p>£205,182.5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05182.5" table:style-name="ce13">
            <text:p>£205,182.50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66" table:style-name="ce38">
            <text:p>66</text:p>
          </table:table-cell>
          <table:table-cell office:value-type="float" office:value="64.11" table:style-name="ce39">
            <text:p>64.11</text:p>
          </table:table-cell>
          <table:table-cell office:value-type="float" office:value="75" table:style-name="ce46">
            <text:p>75</text:p>
          </table:table-cell>
          <table:table-cell office:value-type="float" office:value="73.349999999999994" table:style-name="ce48">
            <text:p>73.35</text:p>
          </table:table-cell>
          <table:table-cell office:value-type="float" office:value="69" table:style-name="ce64">
            <text:p>69</text:p>
          </table:table-cell>
          <table:table-cell office:value-type="float" office:value="66.69" table:style-name="ce65">
            <text:p>66.69</text:p>
          </table:table-cell>
          <table:table-cell office:value-type="float" office:value="15" table:style-name="ce68">
            <text:p>15</text:p>
          </table:table-cell>
          <table:table-cell office:value-type="float" office:value="15" table:style-name="ce76">
            <text:p>15</text:p>
          </table:table-cell>
          <table:table-cell office:value-type="float" office:value="4" table:style-name="ce78">
            <text:p>4</text:p>
          </table:table-cell>
          <table:table-cell office:value-type="float" office:value="4" table:style-name="ce79">
            <text:p>4</text:p>
          </table:table-cell>
          <table:table-cell office:value-type="float" office:value="6" table:style-name="ce106">
            <text:p>6</text:p>
          </table:table-cell>
          <table:table-cell office:value-type="float" office:value="1.27" table:style-name="ce108">
            <text:p>1.27</text:p>
          </table:table-cell>
          <table:table-cell office:value-type="float" office:value="235" table:content-validation-name="val2" table:style-name="ce112">
            <text:p>235</text:p>
          </table:table-cell>
          <table:table-cell office:value-type="float" office:value="224.42" table:content-validation-name="val2" table:style-name="ce109">
            <text:p>224</text:p>
          </table:table-cell>
          <table:table-cell office:value-type="float" office:value="5" table:style-name="ce117">
            <text:p>5</text:p>
          </table:table-cell>
          <table:table-cell office:value-type="float" office:value="5" table:style-name="ce118">
            <text:p>5</text:p>
          </table:table-cell>
          <table:table-cell office:value-type="float" office:value="2" table:style-name="ce121">
            <text:p>2</text:p>
          </table:table-cell>
          <table:table-cell office:value-type="float" office:value="2" table:style-name="ce122">
            <text:p>2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7" table:style-name="ce151">
            <text:p>7</text:p>
          </table:table-cell>
          <table:table-cell office:value-type="float" office:value="7" table:style-name="ce172">
            <text:p>7.00</text:p>
          </table:table-cell>
          <table:table-cell office:value-type="float" office:value="242" table:content-validation-name="val2" table:style-name="ce152">
            <text:p>242</text:p>
          </table:table-cell>
          <table:table-cell office:value-type="float" office:value="231.42" table:content-validation-name="val2" table:style-name="ce171">
            <text:p>231</text:p>
          </table:table-cell>
          <table:table-cell office:value-type="currency" office:value="627396.84" table:content-validation-name="val1" table:style-name="ce10">
            <text:p>£627,396.84</text:p>
          </table:table-cell>
          <table:table-cell office:value-type="currency" office:value="62814.39" table:content-validation-name="val1" table:style-name="ce10">
            <text:p>£62,814.39</text:p>
          </table:table-cell>
          <table:table-cell office:value-type="currency" office:value="2250" table:content-validation-name="val1" table:style-name="ce10">
            <text:p>£2,250.00</text:p>
          </table:table-cell>
          <table:table-cell office:value-type="currency" office:value="17808.54" table:content-validation-name="val1" table:style-name="ce10">
            <text:p>£17,808.54</text:p>
          </table:table-cell>
          <table:table-cell office:value-type="currency" office:value="130563.31" table:content-validation-name="val1" table:style-name="ce10">
            <text:p>£130,563.31</text:p>
          </table:table-cell>
          <table:table-cell office:value-type="currency" office:value="75050.820000000007" table:content-validation-name="val1" table:style-name="ce10">
            <text:p>£75,050.82</text:p>
          </table:table-cell>
          <table:table-cell office:value-type="currency" office:value="915883.90000000014" table:style-name="ce11">
            <text:p>£915,883.90</text:p>
          </table:table-cell>
          <table:table-cell office:value-type="currency" office:value="32990.720000000001" table:content-validation-name="val1" table:style-name="ce12">
            <text:p>£32,990.72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32990.720000000001" table:style-name="ce11">
            <text:p>£32,990.72</text:p>
          </table:table-cell>
          <table:table-cell office:value-type="currency" office:value="948874.62000000011" table:style-name="ce13">
            <text:p>£948,874.62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27">
            <text:p>Executive Non-Departmental Public Body</text:p>
          </table:table-cell>
          <table:table-cell office:value-type="string" table:style-name="ce25">
            <text:p>Home Office</text:p>
          </table:table-cell>
          <table:table-cell office:value-type="float" office:value="7" table:style-name="ce42">
            <text:p>7</text:p>
          </table:table-cell>
          <table:table-cell office:value-type="float" office:value="6.9" table:style-name="ce41">
            <text:p>6.9</text:p>
          </table:table-cell>
          <table:table-cell office:value-type="float" office:value="10" table:style-name="ce44">
            <text:p>10</text:p>
          </table:table-cell>
          <table:table-cell office:value-type="float" office:value="8.66" table:style-name="ce47">
            <text:p>8.66</text:p>
          </table:table-cell>
          <table:table-cell office:value-type="float" office:value="69" table:style-name="ce50">
            <text:p>69</text:p>
          </table:table-cell>
          <table:table-cell office:value-type="float" office:value="67.36" table:style-name="ce66">
            <text:p>67.36</text:p>
          </table:table-cell>
          <table:table-cell office:value-type="float" office:value="3" table:style-name="ce67">
            <text:p>3</text:p>
          </table:table-cell>
          <table:table-cell office:value-type="float" office:value="2.59" table:style-name="ce75">
            <text:p>2.59</text:p>
          </table:table-cell>
          <table:table-cell office:value-type="float" office:value="1" table:style-name="ce77">
            <text:p>1</text:p>
          </table:table-cell>
          <table:table-cell office:value-type="float" office:value="1" table:style-name="ce80">
            <text:p>1</text:p>
          </table:table-cell>
          <table:table-cell office:value-type="float" office:value="0" table:style-name="ce105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90" table:content-validation-name="val2" table:style-name="ce110">
            <text:p>90</text:p>
          </table:table-cell>
          <table:table-cell office:value-type="float" office:value="86.51" table:content-validation-name="val2" table:style-name="ce110">
            <text:p>87</text:p>
          </table:table-cell>
          <table:table-cell office:value-type="float" office:value="1" table:style-name="ce111">
            <text:p>1</text:p>
          </table:table-cell>
          <table:table-cell office:value-type="float" office:value="1" table:style-name="ce11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3" table:style-name="ce136">
            <text:p>3</text:p>
          </table:table-cell>
          <table:table-cell office:value-type="float" office:value="2.08" table:style-name="ce137">
            <text:p>2.08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4" table:style-name="ce173">
            <text:p>4</text:p>
          </table:table-cell>
          <table:table-cell office:value-type="float" office:value="3.08" table:style-name="ce174">
            <text:p>3.1</text:p>
          </table:table-cell>
          <table:table-cell office:value-type="float" office:value="94" table:content-validation-name="val2" table:style-name="ce175">
            <text:p>94</text:p>
          </table:table-cell>
          <table:table-cell office:value-type="float" office:value="89.59" table:content-validation-name="val2" table:style-name="ce175">
            <text:p>90</text:p>
          </table:table-cell>
          <table:table-cell office:value-type="currency" office:value="229283.07" table:content-validation-name="val1" table:style-name="ce10">
            <text:p>£229,283.07</text:p>
          </table:table-cell>
          <table:table-cell office:value-type="currency" office:value="7766.4" table:content-validation-name="val1" table:style-name="ce10">
            <text:p>£7,766.4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46847.49" table:content-validation-name="val1" table:style-name="ce10">
            <text:p>£46,847.49</text:p>
          </table:table-cell>
          <table:table-cell office:value-type="currency" office:value="26691.25" table:content-validation-name="val1" table:style-name="ce10">
            <text:p>£26,691.25</text:p>
          </table:table-cell>
          <table:table-cell office:value-type="currency" office:value="310588.21000000002" table:style-name="ce11">
            <text:p>£310,588.21</text:p>
          </table:table-cell>
          <table:table-cell office:value-type="currency" office:value="3099.6" table:content-validation-name="val1" table:style-name="ce12">
            <text:p>£3,099.60</text:p>
          </table:table-cell>
          <table:table-cell office:value-type="currency" office:value="9498.64" table:content-validation-name="val1" table:style-name="ce12">
            <text:p>£9,498.64</text:p>
          </table:table-cell>
          <table:table-cell office:value-type="currency" office:value="12598.24" table:style-name="ce11">
            <text:p>£12,598.24</text:p>
          </table:table-cell>
          <table:table-cell office:value-type="currency" office:value="323186.45" table:style-name="ce13">
            <text:p>£323,186.45</text:p>
          </table:table-cell>
          <table:table-cell table:content-validation-name="val2" table:style-name="ce14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">
      <number:number number:decimal-places="1" number:min-integer-digits="1" number:grouping="true"/>
    </number:number-style>
    <number:currency-style style:name="N4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currency-style style:name="N42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2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2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date-style style:name="N43">
      <number:day number:style="long"/>
      <number:text>:</number:text>
      <number:hours number:style="long"/>
      <number:text>:</number:text>
      <number:minutes number:style="long"/>
    </number:date-style>
    <number:date-style style:name="N44">
      <number:day-of-week number:style="long"/>
      <number:text>/</number:text>
      <number:month number:style="long"/>
      <number:text>/</number:text>
      <number:year number:style="long"/>
    </number:date-style>
    <number:time-style style:name="N45">
      <number:hours number:style="long"/>
      <number:text>:</number:text>
      <number:minutes number:style="long"/>
    </number:time-style>
    <number:number-style style:name="N46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7P0">
      <number:number number:decimal-places="2" number:min-integer-digits="1" number:grouping="true"/>
    </number:number-style>
    <number:number-style style:name="N47">
      <style:text-properties fo:color="#FF0000"/>
      <number:text>-</number:text>
      <number:number number:decimal-places="2" number:min-integer-digits="1" number:grouping="true"/>
      <style:map style:condition="value()&gt;=0" style:apply-style-name="N47P0"/>
    </number:number-style>
    <number:number-style style:name="N48">
      <number:number number:decimal-places="0" number:min-integer-digits="11">
        <number:embedded-text number:position="5"> </number:embedded-text>
      </number:number>
    </number:number-style>
    <number:number-style style:name="N49P0">
      <number:number number:decimal-places="0" number:min-integer-digits="4"/>
    </number:number-style>
    <number:number-style style:name="N49">
      <number:number number:min-integer-digits="1"/>
      <style:map style:condition="value()&lt;=9999" style:apply-style-name="N49P0"/>
    </number:number-style>
    <number:number-style style:name="N50P0">
      <number:text>N-</number:text>
      <number:number number:decimal-places="0" number:min-integer-digits="4"/>
    </number:number-style>
    <number:number-style style:name="N50">
      <number:number number:min-integer-digits="1"/>
      <style:map style:condition="value()&lt;=9999" style:apply-style-name="N50P0"/>
    </number:number-style>
    <number:text-style style:name="N51P0"/>
    <number:text-style style:name="N51P1"/>
    <number:text-style style:name="N51P2"/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text-style style:name="N52P0"/>
    <number:text-style style:name="N52P1"/>
    <number:text-style style:name="N52"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3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3P0"/>
    </number:number-style>
    <number:time-style style:name="N54" number:truncate-on-overflow="false">
      <number:hours/>
      <number:text>:</number:text>
      <number:minutes number:style="long"/>
    </number:time-style>
    <number:time-style style:name="N55" number:truncate-on-overflow="false">
      <number:hours number:style="long"/>
      <number:text>:</number:text>
      <number:minutes number:style="long"/>
    </number:time-style>
    <number:number-style style:name="N56">
      <number:number number:decimal-places="0" number:min-integer-digits="2"/>
    </number:number-style>
    <number:number-style style:name="N57">
      <number:number number:decimal-places="0" number:min-integer-digits="3"/>
    </number:number-style>
    <number:number-style style:name="N58">
      <number:number number:decimal-places="0" number:min-integer-digits="1" number:grouping="true" number:display-factor="1000"/>
    </number:number-style>
    <number:number-style style:name="N59P0">
      <style:text-properties fo:color="#0000FF"/>
      <number:number number:decimal-places="2" number:min-integer-digits="1" number:grouping="true"/>
    </number:number-style>
    <number:number-style style:name="N59P1">
      <style:text-properties fo:color="#FF0000"/>
      <number:text>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number:number-style style:name="N60P0">
      <number:text>kr</number:text>
      <number:number number:decimal-places="0" number:min-integer-digits="1" number:grouping="true" number:display-factor="1000"/>
    </number:number-style>
    <number:number-style style:name="N60">
      <number:text>kr-</number:text>
      <number:number number:decimal-places="0" number:min-integer-digits="1" number:grouping="true" number:display-factor="1000"/>
      <style:map style:condition="value()&gt;=0" style:apply-style-name="N60P0"/>
    </number:number-style>
    <number:number-style style:name="N61P0">
      <style:text-properties fo:color="#0000FF"/>
      <number:text>kr</number:text>
      <number:number number:decimal-places="2" number:min-integer-digits="1" number:grouping="true"/>
    </number:number-style>
    <number:number-style style:name="N61P1">
      <style:text-properties fo:color="#FF0000"/>
      <number:text>kr-</number:text>
      <number:number number:decimal-places="2" number:min-integer-digits="1" number:grouping="true"/>
    </number:number-style>
    <number:number-style style:name="N61">
      <number:number number:decimal-places="2" number:min-integer-digits="1"/>
      <style:map style:condition="value()&gt;0" style:apply-style-name="N61P0"/>
      <style:map style:condition="value()&lt;0" style:apply-style-name="N61P1"/>
    </number:number-style>
    <number:currency-style style:name="N62">
      <number:currency-symbol>£</number:currency-symbol>
      <number:number number:decimal-places="2" number:min-integer-digits="1" number:grouping="true"/>
    </number:currency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41"/>
    <style:style style:name="Comma_32_3" style:display-name="Comma 3" style:family="table-cell" style:data-style-name="N41"/>
    <style:style style:name="Comma_32_4" style:display-name="Comma 4" style:family="table-cell" style:data-style-name="N41"/>
    <style:style style:name="Comma_32_5" style:display-name="Comma 5" style:family="table-cell" style:data-style-name="N41"/>
    <style:style style:name="Comma_32_5_32_2" style:display-name="Comma 5 2" style:family="table-cell" style:data-style-name="N41"/>
    <style:style style:name="Comma_32_6" style:display-name="Comma 6" style:family="table-cell" style:data-style-name="N41"/>
    <style:style style:name="Comma_32_7" style:display-name="Comma 7" style:family="table-cell" style:data-style-name="N41"/>
    <style:style style:name="Currency_32_2" style:display-name="Currency 2" style:family="table-cell" style:data-style-name="N42"/>
    <style:style style:name="DagerOgTimer" style:family="table-cell" style:data-style-name="N43"/>
    <style:style style:name="DagOgDato" style:family="table-cell" style:data-style-name="N44"/>
    <style:style style:name="DagOgDatoLang" style:family="table-cell" style:data-style-name="N44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5"/>
    <style:style style:name="Konto" style:family="table-cell" style:data-style-name="N46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7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8"/>
    <style:style style:name="PostNr" style:family="table-cell" style:data-style-name="N49"/>
    <style:style style:name="PostNrNorge" style:family="table-cell" style:data-style-name="N50"/>
    <style:style style:name="SkjulAlt" style:family="table-cell" style:data-style-name="N51"/>
    <style:style style:name="SkjulTall" style:family="table-cell" style:data-style-name="N52"/>
    <style:style style:name="Telefon" style:family="table-cell" style:data-style-name="N53"/>
    <style:style style:name="Timer1" style:family="table-cell" style:data-style-name="N54"/>
    <style:style style:name="Timer2" style:family="table-cell" style:data-style-name="N55"/>
    <style:style style:name="ToSiffer" style:family="table-cell" style:data-style-name="N56"/>
    <style:style style:name="TreSiffer" style:family="table-cell" style:data-style-name="N57"/>
    <style:style style:name="Tusenskille1000" style:family="table-cell" style:data-style-name="N58"/>
    <style:style style:name="TusenskilleFarger" style:family="table-cell" style:data-style-name="N59"/>
    <style:style style:name="Valuta1000" style:family="table-cell" style:data-style-name="N60"/>
    <style:style style:name="ValutaFarger" style:family="table-cell" style:data-style-name="N61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Raji Mathew John</dc:creator>
    <meta:creation-date>2012-07-18T14:50:11Z</meta:creation-date>
    <dc:date>2017-08-29T10:28:35Z</dc:date>
  </office:meta>
</office:document-meta>
</file>